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3000000537C1692990E9FAE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7.75cm" fo:min-width="28.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81cm" svg:stroke-color="#1584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Dashed_20__28_var_29_" svg:stroke-color="#000000" draw:fill="none" draw:fill-color="#ffffff" draw:textarea-horizontal-align="left" draw:auto-grow-height="true" draw:auto-grow-width="true" fo:min-height="1.745cm" fo:min-width="2.745cm"/>
      <style:paragraph-properties style:writing-mode="lr-tb"/>
    </style:style>
    <style:style style:name="gr4" style:family="graphic" style:parent-style-name="standard">
      <style:graphic-properties draw:stroke="dash" draw:stroke-dash="Dashed_20__28_var_29_" svg:stroke-color="#000000" draw:fill="none" draw:fill-color="#ffffff" draw:textarea-horizontal-align="left" draw:auto-grow-height="true" draw:auto-grow-width="true" fo:min-height="1.309cm" fo:min-width="2.14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65cm"/>
      <style:paragraph-properties style:writing-mode="lr-tb"/>
    </style:style>
    <style:style style:name="gr6" style:family="graphic" style:parent-style-name="standard">
      <style:graphic-properties svg:stroke-color="#a09600" draw:fill-color="#fff685" draw:textarea-horizontal-align="justify" draw:textarea-vertical-align="middle" draw:auto-grow-height="false" fo:min-height="2.15cm" fo:min-width="1.8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556cm" fo:min-width="3.118cm" draw:shadow="visible"/>
      <style:paragraph-properties style:writing-mode="lr-tb"/>
    </style:style>
    <style:style style:name="gr8" style:family="graphic" style:parent-style-name="standard">
      <style:graphic-properties svg:stroke-color="#ba131a" draw:fill-color="#fcc79b" draw:textarea-horizontal-align="justify" draw:textarea-vertical-align="middle" draw:auto-grow-height="false" fo:min-height="0.95cm" fo:min-width="0.7cm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556cm" fo:min-width="1.407cm" draw:shadow="visib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45cm"/>
      <style:paragraph-properties style:writing-mode="lr-tb"/>
    </style:style>
    <style:style style:name="gr11" style:family="graphic" style:parent-style-name="standard">
      <style:graphic-properties svg:stroke-color="#a09600" draw:fill-color="#fff685" draw:textarea-horizontal-align="justify" draw:textarea-vertical-align="middle" draw:auto-grow-height="false" fo:min-height="0.95cm" fo:min-width="0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86cm"/>
      <style:paragraph-properties style:writing-mode="lr-tb"/>
    </style:style>
    <style:style style:name="gr14" style:family="graphic" style:parent-style-name="standard">
      <style:graphic-properties svg:stroke-color="#2b511a" draw:fill-color="#b2b2b2" draw:textarea-horizontal-align="justify" draw:textarea-vertical-align="middle" draw:auto-grow-height="false" fo:min-height="2.098cm" fo:min-width="1.753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556cm" fo:min-width="1.192cm" draw:shadow="visibl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Dashed_20__28_var_29_" svg:stroke-color="#000000" draw:fill="none" draw:fill-color="#ffffff" draw:textarea-horizontal-align="left" draw:auto-grow-height="true" draw:auto-grow-width="true" fo:min-height="1.309cm" fo:min-width="1.6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07cm"/>
      <style:paragraph-properties style:writing-mode="lr-tb"/>
    </style:style>
    <style:style style:name="gr19" style:family="graphic" style:parent-style-name="standard">
      <style:graphic-properties svg:stroke-color="#ba131a" draw:fill-color="#fcc79b" draw:textarea-horizontal-align="justify" draw:textarea-vertical-align="middle" draw:auto-grow-height="false" fo:min-height="0.35cm" fo:min-width="0.1cm"/>
    </style:style>
    <style:style style:name="gr20" style:family="graphic" style:parent-style-name="standard">
      <style:graphic-properties svg:stroke-color="#a09600" draw:fill-color="#fff685" draw:textarea-horizontal-align="justify" draw:textarea-vertical-align="middle" draw:auto-grow-height="false" fo:min-height="0.35cm" fo:min-width="0.1cm"/>
    </style:style>
    <style:style style:name="gr21" style:family="graphic" style:parent-style-name="standard">
      <style:graphic-properties draw:stroke="dash" draw:stroke-dash="Dashed_20__28_var_29_" svg:stroke-color="#000000" draw:fill="none" draw:fill-color="#ffffff" draw:textarea-horizontal-align="left" draw:auto-grow-height="true" draw:auto-grow-width="true" fo:min-height="1.745cm" fo:min-width="2.656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color="#000000" draw:fill="none" draw:fill-color="#ffffff" draw:textarea-horizontal-align="left" draw:auto-grow-height="true" draw:auto-grow-width="true" fo:min-height="0.475cm" fo:min-width="1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41cm"/>
      <style:paragraph-properties style:writing-mode="lr-tb"/>
    </style:style>
    <style:style style:name="gr24" style:family="graphic" style:parent-style-name="standard">
      <style:graphic-properties svg:stroke-color="#003d73" draw:fill-color="#adc5e7" draw:textarea-horizontal-align="justify" draw:textarea-vertical-align="middle" draw:auto-grow-height="false" fo:min-height="5.75cm" fo:min-width="0.5cm"/>
    </style:style>
    <style:style style:name="gr25" style:family="graphic" style:parent-style-name="standard">
      <style:graphic-properties svg:stroke-color="#006c3b" draw:fill-color="#bee3d3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556cm" fo:min-width="1.865cm" draw:shadow="visible"/>
      <style:paragraph-properties style:writing-mode="lr-tb"/>
    </style:style>
    <style:style style:name="gr27" style:family="graphic" style:parent-style-name="standard">
      <style:graphic-properties svg:stroke-color="#006c3b" draw:fill-color="#bee3d3" draw:textarea-horizontal-align="justify" draw:textarea-vertical-align="middle" draw:auto-grow-height="false" fo:min-height="0.03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556cm" fo:min-width="1.801cm" draw:shadow="visible"/>
      <style:paragraph-properties style:writing-mode="lr-tb"/>
    </style:style>
    <style:style style:name="gr30" style:family="graphic" style:parent-style-name="standard" style:list-style-name="L1">
      <style:graphic-properties draw:stroke="solid" svg:stroke-color="#000000" draw:fill="solid" draw:fill-color="#ffffff" draw:textarea-horizontal-align="left" draw:auto-grow-height="true" draw:auto-grow-width="true" fo:min-height="0.556cm" fo:min-width="1.801cm" draw:shadow="visible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0.278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556cm" fo:min-width="1.6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886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Ubuntu" fo:font-size="11pt" style:font-size-asian="11pt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style:font-name="Ubuntu" fo:font-size="14pt"/>
    </style:style>
    <style:style style:name="P5" style:family="paragraph">
      <loext:graphic-properties draw:fill-color="#fff685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  <style:text-properties style:font-name="Ubuntu" fo:font-size="14pt"/>
    </style:style>
    <style:style style:name="P7" style:family="paragraph">
      <loext:graphic-properties draw:fill-color="#fcc79b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Ubuntu" fo:font-size="14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Ubuntu" fo:font-size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Ubuntu" fo:font-size="14pt"/>
    </style:style>
    <style:style style:name="P13" style:family="paragraph">
      <loext:graphic-properties draw:fill-color="#adc5e7"/>
      <style:paragraph-properties fo:text-align="center"/>
    </style:style>
    <style:style style:name="P14" style:family="paragraph">
      <loext:graphic-properties draw:fill-color="#bee3d3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ffff"/>
      <style:paragraph-properties fo:text-align="center" style:writing-mode="lr-tb"/>
      <style:text-properties style:font-name="Ubuntu" fo:font-size="14pt" style:font-size-asian="14pt" style:font-size-complex="14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style:font-name="Ubuntu" fo:font-size="14pt" style:letter-kerning="true" style:font-name-asian="Noto Sans CJK SC" style:font-size-asian="18pt" style:font-name-complex="Lohit Devanagari" style:font-size-complex="18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ffffff"/>
      <style:paragraph-properties fo:text-align="center" style:writing-mode="lr-tb"/>
    </style:style>
    <style:style style:name="T1" style:family="text">
      <style:text-properties style:font-name="Ubuntu" fo:font-size="11pt" style:font-size-asian="11pt" style:font-size-complex="11pt"/>
    </style:style>
    <style:style style:name="T2" style:family="text">
      <style:text-properties style:font-name="Ubuntu" fo:font-size="14pt"/>
    </style:style>
    <style:style style:name="T3" style:family="text">
      <style:text-properties style:font-name="Ubuntu" fo:font-size="12pt"/>
    </style:style>
    <style:style style:name="T4" style:family="text">
      <style:text-properties style:font-name="Ubuntu" fo:font-size="12pt" style:letter-kerning="true" style:font-name-asian="Noto Sans CJK SC" style:font-size-asian="18pt" style:font-name-complex="Lohit Devanagari" style:font-size-complex="18pt"/>
    </style:style>
    <style:style style:name="T5" style:family="text">
      <style:text-properties style:font-name="Ubuntu" fo:font-size="14pt" style:font-size-asian="14pt" style:font-size-complex="14pt"/>
    </style:style>
    <style:style style:name="T6" style:family="text">
      <style:text-properties style:font-name="Ubuntu" fo:font-size="14pt" style:letter-kerning="true" style:font-name-asian="Noto Sans CJK SC" style:font-size-asian="18pt" style:font-name-complex="Lohit Devanagari" style:font-size-complex="18pt"/>
    </style:style>
    <style:style style:name="T7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9cm" svg:height="18cm" svg:x="0.4cm" svg:y="2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174cm" svg:y1="5.704cm" svg:x2="9.674cm" svg:y2="5.704cm">
            <text:p/>
          </draw:line>
          <draw:frame draw:style-name="gr3" draw:text-style-name="P3" draw:layer="layout" svg:width="3.245cm" svg:height="1.995cm" svg:x="6.802cm" svg:y="3.389cm">
            <draw:text-box>
              <text:p><text:span text:style-name="T1">Filter = 3 x 3 x 1</text:span></text:p>
              <text:p><text:span text:style-name="T1">Stride = 1</text:span></text:p>
              <text:p><text:span text:style-name="T1">P = same</text:span></text:p>
              <text:p><text:span text:style-name="T1">32 Filters</text:span></text:p>
            </draw:text-box>
          </draw:frame>
        </draw:g>
        <draw:g>
          <draw:line draw:style-name="gr2" draw:text-style-name="P2" draw:layer="layout" svg:x1="14.436cm" svg:y1="5.704cm" svg:x2="16.936cm" svg:y2="5.704cm">
            <text:p/>
          </draw:line>
          <draw:frame draw:style-name="gr4" draw:text-style-name="P3" draw:layer="layout" svg:width="2.648cm" svg:height="1.559cm" svg:x="14.362cm" svg:y="3.441cm">
            <draw:text-box>
              <text:p><text:span text:style-name="T1">Maxpool</text:span></text:p>
              <text:p><text:span text:style-name="T1">Filter = 2 x 2</text:span></text:p>
              <text:p><text:span text:style-name="T1">Stride = 2</text:span></text:p>
            </draw:text-box>
          </draw:frame>
        </draw:g>
        <draw:g>
          <draw:line draw:style-name="gr2" draw:text-style-name="P2" draw:layer="layout" svg:x1="21.372cm" svg:y1="5.704cm" svg:x2="23.872cm" svg:y2="5.704cm">
            <text:p/>
          </draw:line>
          <draw:frame draw:style-name="gr3" draw:text-style-name="P3" draw:layer="layout" svg:width="3.245cm" svg:height="1.995cm" svg:x="21cm" svg:y="3.4cm">
            <draw:text-box>
              <text:p><text:span text:style-name="T1">Filter = 3 x 3 x 1</text:span></text:p>
              <text:p><text:span text:style-name="T1">Stride = 1</text:span></text:p>
              <text:p><text:span text:style-name="T1">Pad = valid</text:span></text:p>
              <text:p><text:span text:style-name="T1">64 filters</text:span></text:p>
            </draw:text-box>
          </draw:frame>
        </draw:g>
        <draw:g>
          <draw:frame draw:style-name="gr5" draw:text-style-name="P4" draw:layer="layout" svg:width="3.465cm" svg:height="0.806cm" svg:x="10.15cm" svg:y="7.75cm">
            <draw:text-box>
              <text:p><text:span text:style-name="T2">(28 x 28 x 32)</text:span></text:p>
            </draw:text-box>
          </draw:frame>
          <draw:g>
            <draw:custom-shape draw:style-name="gr6" draw:text-style-name="P5" draw:layer="layout" svg:width="2.3cm" svg:height="2.4cm" svg:x="11.262cm" svg:y="4.00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cm" svg:height="2.4cm" svg:x="11.062cm" svg:y="4.20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cm" svg:height="2.4cm" svg:x="10.862cm" svg:y="4.40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cm" svg:height="2.4cm" svg:x="10.662cm" svg:y="4.60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cm" svg:height="2.4cm" svg:x="10.462cm" svg:y="4.80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cm" svg:height="2.4cm" svg:x="10.203cm" svg:y="5.00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6" draw:layer="layout" svg:width="3.618cm" svg:height="0.806cm" svg:x="10.073cm" svg:y="2.3cm">
            <draw:text-box>
              <text:p><text:span text:style-name="T2">Convolution 1</text:span></text:p>
            </draw:text-box>
          </draw:frame>
        </draw:g>
        <draw:g>
          <draw:frame draw:style-name="gr5" draw:text-style-name="P4" draw:layer="layout" svg:width="3.465cm" svg:height="0.806cm" svg:x="17.135cm" svg:y="7.7cm">
            <draw:text-box>
              <text:p><text:span text:style-name="T2">(14 x 14 x 32)</text:span></text:p>
            </draw:text-box>
          </draw:frame>
          <draw:g>
            <draw:custom-shape draw:style-name="gr8" draw:text-style-name="P7" draw:layer="layout" svg:width="1.2cm" svg:height="1.2cm" svg:x="18.777cm" svg:y="4.6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1.2cm" svg:height="1.2cm" svg:x="18.574cm" svg:y="4.8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1.2cm" svg:height="1.2cm" svg:x="18.37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1.2cm" svg:height="1.2cm" svg:x="18.166cm" svg:y="5.20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1.2cm" svg:height="1.2cm" svg:x="17.962cm" svg:y="5.40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1.2cm" svg:height="1.2cm" svg:x="17.758cm" svg:y="5.60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9" draw:layer="layout" svg:width="1.907cm" svg:height="0.806cm" svg:x="17.914cm" svg:y="2.394cm">
            <draw:text-box>
              <text:p text:style-name="P8"><text:span text:style-name="T2">Pool 1</text:span></text:p>
            </draw:text-box>
          </draw:frame>
        </draw:g>
        <draw:g>
          <draw:frame draw:style-name="gr10" draw:text-style-name="P4" draw:layer="layout" svg:width="3.745cm" svg:height="0.806cm" svg:x="25.187cm" svg:y="7.5cm">
            <draw:text-box>
              <text:p><text:span text:style-name="T2">(12 x 12 x 64)</text:span></text:p>
            </draw:text-box>
          </draw:frame>
          <draw:g>
            <draw:custom-shape draw:style-name="gr11" draw:text-style-name="P5" draw:layer="layout" svg:width="1.2cm" svg:height="1.2cm" svg:x="27.369cm" svg:y="4.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2cm" svg:height="1.2cm" svg:x="27.166cm" svg:y="4.40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2cm" svg:height="1.2cm" svg:x="26.962cm" svg:y="4.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2cm" svg:height="1.2cm" svg:x="26.754cm" svg:y="4.80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2cm" svg:height="1.2cm" svg:x="26.55cm" svg:y="5.00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2cm" svg:height="1.2cm" svg:x="26.35cm" svg:y="5.20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2cm" svg:height="1.2cm" svg:x="26.15cm" svg:y="5.40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2cm" svg:height="1.2cm" svg:x="25.95cm" svg:y="5.60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2cm" svg:height="1.2cm" svg:x="25.75cm" svg:y="5.80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2cm" svg:height="1.2cm" svg:x="25.55cm" svg:y="6.00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9" draw:layer="layout" svg:width="3.618cm" svg:height="0.806cm" svg:x="25.25cm" svg:y="2.3cm">
            <draw:text-box>
              <text:p text:style-name="P8"><text:span text:style-name="T2">Convolution 2</text:span></text:p>
            </draw:text-box>
          </draw:frame>
        </draw:g>
        <draw:g>
          <draw:frame draw:style-name="gr12" draw:text-style-name="P4" draw:layer="layout" svg:width="1.882cm" svg:height="0.806cm" svg:x="2.001cm" svg:y="6.65cm">
            <draw:text-box>
              <text:p><text:span text:style-name="T2">Image</text:span></text:p>
            </draw:text-box>
          </draw:frame>
          <draw:frame draw:style-name="gr13" draw:text-style-name="P4" draw:layer="layout" svg:width="3.186cm" svg:height="0.806cm" svg:x="3.601cm" svg:y="7.75cm">
            <draw:text-box>
              <text:p><text:span text:style-name="T2">(28 x 28 x 1)</text:span></text:p>
            </draw:text-box>
          </draw:frame>
          <draw:custom-shape draw:style-name="gr14" draw:text-style-name="P10" draw:layer="layout" svg:width="2.253cm" svg:height="2.348cm" svg:x="4.068cm" svg:y="4.5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" draw:layer="layout" svg:width="1.692cm" svg:height="0.806cm" svg:x="4.348cm" svg:y="2.425cm">
            <draw:text-box>
              <text:p><text:span text:style-name="T2">Input</text:span></text:p>
            </draw:text-box>
          </draw:frame>
          <draw:frame draw:style-name="gr16" draw:text-style-name="P2" draw:layer="layout" svg:width="2.195cm" svg:height="2.195cm" svg:x="1.701cm" svg:y="4.7cm">
            <draw:image xlink:href="Pictures/1000000100000053000000537C1692990E9FAE80.png" xlink:type="simple" xlink:show="embed" xlink:actuate="onLoad" draw:mime-type="image/png">
              <text:p/>
            </draw:image>
          </draw:frame>
        </draw:g>
        <draw:line draw:style-name="gr2" draw:text-style-name="P2" draw:layer="layout" svg:x1="28.501cm" svg:y1="6.5cm" svg:x2="28.501cm" svg:y2="13.1cm">
          <text:p/>
        </draw:line>
        <draw:frame draw:style-name="gr17" draw:text-style-name="P3" draw:layer="layout" svg:width="2.178cm" svg:height="1.559cm" svg:x="26.301cm" svg:y="9.4cm">
          <draw:text-box>
            <text:p><text:span text:style-name="T1">Maxpool</text:span></text:p>
            <text:p><text:span text:style-name="T1">Filter = 2</text:span></text:p>
            <text:p><text:span text:style-name="T1">Stride = 2</text:span></text:p>
          </draw:text-box>
        </draw:frame>
        <draw:g>
          <draw:frame draw:style-name="gr18" draw:text-style-name="P4" draw:layer="layout" svg:width="2.907cm" svg:height="0.806cm" svg:x="25.701cm" svg:y="16.1cm">
            <draw:text-box>
              <text:p><text:span text:style-name="T2">(6 x 6 x 64)</text:span></text:p>
            </draw:text-box>
          </draw:frame>
          <draw:g>
            <draw:custom-shape draw:style-name="gr19" draw:text-style-name="P7" draw:layer="layout" svg:width="0.6cm" svg:height="0.6cm" svg:x="27.314cm" svg:y="14.1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0.6cm" svg:height="0.6cm" svg:x="27.211cm" svg:y="14.20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0.6cm" svg:height="0.6cm" svg:x="27.107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0.6cm" svg:height="0.6cm" svg:x="26.999cm" svg:y="14.404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0.6cm" svg:height="0.6cm" svg:x="26.895cm" svg:y="14.50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0.6cm" svg:height="0.6cm" svg:x="26.795cm" svg:y="14.60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0.6cm" svg:height="0.6cm" svg:x="26.695cm" svg:y="14.70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0.6cm" svg:height="0.6cm" svg:x="26.595cm" svg:y="14.80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0.6cm" svg:height="0.6cm" svg:x="26.495cm" svg:y="14.90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0.6cm" svg:height="0.6cm" svg:x="26.395cm" svg:y="15.00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6" draw:layer="layout" svg:width="1.907cm" svg:height="0.806cm" svg:x="26.201cm" svg:y="12.4cm">
            <draw:text-box>
              <text:p><text:span text:style-name="T2">Pool 2</text:span></text:p>
            </draw:text-box>
          </draw:frame>
        </draw:g>
        <draw:g>
          <draw:frame draw:style-name="gr18" draw:text-style-name="P4" draw:layer="layout" svg:width="2.907cm" svg:height="0.806cm" svg:x="18.267cm" svg:y="16.869cm">
            <draw:text-box>
              <text:p><text:span text:style-name="T2">(4 x 4 x 64)</text:span></text:p>
            </draw:text-box>
          </draw:frame>
          <draw:g>
            <draw:custom-shape draw:style-name="gr20" draw:text-style-name="P5" draw:layer="layout" svg:width="0.6cm" svg:height="0.6cm" svg:x="19.871cm" svg:y="14.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6cm" svg:height="0.6cm" svg:x="19.771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6cm" svg:height="0.6cm" svg:x="19.671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6cm" svg:height="0.6cm" svg:x="19.571cm" svg:y="14.4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6cm" svg:height="0.6cm" svg:x="19.471cm" svg:y="14.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6cm" svg:height="0.6cm" svg:x="19.389cm" svg:y="14.59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6cm" svg:height="0.6cm" svg:x="19.286cm" svg:y="14.694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6cm" svg:height="0.6cm" svg:x="19.182cm" svg:y="14.79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6cm" svg:height="0.6cm" svg:x="19.074cm" svg:y="14.89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6cm" svg:height="0.6cm" svg:x="18.97cm" svg:y="1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9" draw:layer="layout" svg:width="3.618cm" svg:height="0.806cm" svg:x="17.911cm" svg:y="12cm">
            <draw:text-box>
              <text:p text:style-name="P8"><text:span text:style-name="T2">Convolution 3</text:span></text:p>
            </draw:text-box>
          </draw:frame>
        </draw:g>
        <draw:g>
          <draw:frame draw:style-name="gr21" draw:text-style-name="P3" draw:layer="layout" svg:width="3.156cm" svg:height="1.995cm" svg:x="21.859cm" svg:y="12.841cm">
            <draw:text-box>
              <text:p><text:span text:style-name="T1">Filter =3 x 3 x 1</text:span></text:p>
              <text:p><text:span text:style-name="T1">Stride = 1</text:span></text:p>
              <text:p><text:span text:style-name="T1">Pad = valid</text:span></text:p>
              <text:p><text:span text:style-name="T1">64 filters</text:span></text:p>
            </draw:text-box>
          </draw:frame>
          <draw:line draw:style-name="gr2" draw:text-style-name="P2" draw:layer="layout" svg:x1="24.687cm" svg:y1="15.6cm" svg:x2="22.187cm" svg:y2="15.6cm">
            <text:p/>
          </draw:line>
        </draw:g>
        <draw:g>
          <draw:line draw:style-name="gr2" draw:text-style-name="P2" draw:layer="layout" svg:x1="17.253cm" svg:y1="15.4cm" svg:x2="14.753cm" svg:y2="15.4cm">
            <text:p/>
          </draw:line>
          <draw:frame draw:style-name="gr22" draw:text-style-name="P11" draw:layer="layout" svg:width="2.365cm" svg:height="0.725cm" svg:x="14.821cm" svg:y="13.938cm">
            <draw:text-box>
              <text:p text:style-name="P8"><text:span text:style-name="T3">Flattened</text:span></text:p>
            </draw:text-box>
          </draw:frame>
        </draw:g>
        <draw:line draw:style-name="gr2" draw:text-style-name="P2" draw:layer="layout" svg:x1="13.153cm" svg:y1="15.4cm" svg:x2="10.653cm" svg:y2="15.4cm">
          <text:p/>
        </draw:line>
        <draw:line draw:style-name="gr2" draw:text-style-name="P2" draw:layer="layout" svg:x1="9.053cm" svg:y1="15.4cm" svg:x2="6.553cm" svg:y2="15.4cm">
          <text:p/>
        </draw:line>
        <draw:line draw:style-name="gr2" draw:text-style-name="P2" draw:layer="layout" svg:x1="4.952cm" svg:y1="15.4cm" svg:x2="2.452cm" svg:y2="15.4cm">
          <text:p/>
        </draw:line>
        <draw:g>
          <draw:frame draw:style-name="gr23" draw:text-style-name="P12" draw:layer="layout" svg:width="1.941cm" svg:height="0.806cm" svg:x="12.983cm" svg:y="18.9cm">
            <draw:text-box>
              <text:p text:style-name="P8"><text:span text:style-name="T2">(1024)</text:span></text:p>
            </draw:text-box>
          </draw:frame>
          <draw:g>
            <draw:custom-shape draw:style-name="gr24" draw:text-style-name="P13" draw:layer="layout" svg:width="1cm" svg:height="6cm" svg:x="13.453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4" draw:layer="layout" svg:width="0.2cm" svg:height="0.189cm" svg:x="13.857cm" svg:y="12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2.7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2.9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3.2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3.4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8cm" svg:x="13.857cm" svg:y="13.6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3.9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4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4.3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4.8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5.3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5.7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6.0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6.2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6.5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6.7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8cm" svg:x="13.857cm" svg:y="16.9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7.2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7.4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7.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7.9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8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4.6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5.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4" draw:layer="layout" svg:width="0.2cm" svg:height="0.189cm" svg:x="13.857cm" svg:y="15.5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6" draw:layer="layout" svg:width="2.365cm" svg:height="0.806cm" svg:x="12.771cm" svg:y="11.175cm">
            <draw:text-box>
              <text:p text:style-name="P15"><text:span text:style-name="T4">Flattened</text:span></text:p>
            </draw:text-box>
          </draw:frame>
        </draw:g>
        <draw:g>
          <draw:g>
            <draw:custom-shape draw:style-name="gr24" draw:text-style-name="P13" draw:layer="layout" svg:width="1cm" svg:height="6cm" svg:x="9.353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4" draw:layer="layout" svg:width="0.4cm" svg:height="0.4cm" svg:x="9.657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9.657cm" svg:y="13.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9.657cm" svg:y="13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9.657cm" svg:y="14.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9.657cm" svg:y="14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9.657cm" svg:y="1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9.657cm" svg:y="15.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9.657cm" svg:y="16.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9.657cm" svg:y="16.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9.657cm" svg:y="17.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9.657cm" svg:y="17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8" draw:text-style-name="P12" draw:layer="layout" svg:width="1.383cm" svg:height="0.806cm" svg:x="9.162cm" svg:y="18.875cm">
            <draw:text-box>
              <text:p text:style-name="P8"><text:span text:style-name="T2">(64)</text:span></text:p>
            </draw:text-box>
          </draw:frame>
          <draw:frame draw:style-name="gr29" draw:text-style-name="P16" draw:layer="layout" svg:width="2.301cm" svg:height="0.806cm" svg:x="8.703cm" svg:y="11.175cm">
            <draw:text-box>
              <text:p text:style-name="P8"><text:span text:style-name="T5">Dense 1</text:span></text:p>
            </draw:text-box>
          </draw:frame>
        </draw:g>
        <draw:g>
          <draw:frame draw:style-name="gr28" draw:text-style-name="P12" draw:layer="layout" svg:width="1.383cm" svg:height="0.806cm" svg:x="5.061cm" svg:y="18.875cm">
            <draw:text-box>
              <text:p text:style-name="P8"><text:span text:style-name="T2">(10)</text:span></text:p>
            </draw:text-box>
          </draw:frame>
          <draw:frame draw:style-name="gr30" draw:text-style-name="P18" draw:layer="layout" svg:width="2.301cm" svg:height="0.806cm" svg:x="4.602cm" svg:y="11.175cm">
            <draw:text-box>
              <text:p text:style-name="P17"><text:span text:style-name="T6">Dense 2</text:span></text:p>
            </draw:text-box>
          </draw:frame>
          <draw:g>
            <draw:custom-shape draw:style-name="gr24" draw:text-style-name="P13" draw:layer="layout" svg:width="1cm" svg:height="6cm" svg:x="5.252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4" draw:layer="layout" svg:width="0.4cm" svg:height="0.4cm" svg:x="5.556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5.556cm" svg:y="13.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5.556cm" svg:y="13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5.556cm" svg:y="14.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5.556cm" svg:y="14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5.556cm" svg:y="1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5.556cm" svg:y="15.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5.556cm" svg:y="16.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5.556cm" svg:y="16.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5.556cm" svg:y="17.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4" draw:layer="layout" svg:width="0.4cm" svg:height="0.4cm" svg:x="5.556cm" svg:y="17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1" draw:text-style-name="P20" draw:layer="layout" svg:width="1.1cm" svg:height="1.1cm" svg:x="1.102cm" svg:y="14.8cm">
            <text:p text:style-name="P19"><text:span text:style-name="T7">ŷ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2.145cm" svg:height="0.806cm" svg:x="0.58cm" svg:y="11.175cm">
            <draw:text-box>
              <text:p text:style-name="P8"><text:span text:style-name="T2">Output</text:span></text:p>
            </draw:text-box>
          </draw:frame>
          <draw:frame draw:style-name="gr33" draw:text-style-name="P12" draw:layer="layout" svg:width="2.386cm" svg:height="1.361cm" svg:x="0.459cm" svg:y="16.075cm">
            <draw:text-box>
              <text:p text:style-name="P8"><text:span text:style-name="T2">Softmax</text:span></text:p>
              <text:p text:style-name="P8"><text:span text:style-name="T2">(10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8T08:00:19.164113036</meta:creation-date>
    <dc:date>2024-03-08T18:06:43.681053458</dc:date>
    <meta:editing-duration>PT8M39S</meta:editing-duration>
    <meta:editing-cycles>3</meta:editing-cycles>
    <meta:generator>LibreOffice/7.3.7.2$Linux_X86_64 LibreOffice_project/30$Build-2</meta:generator>
    <meta:document-statistic meta:object-count="155"/>
  </office:meta>
</office:document-meta>
</file>